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your going to call it London Drugs and theres so much fucking shit there than why don't you call a gas station a gum stor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26" meta:character-count="126"/>
    <dc:date>2009-07-17T09:34:28.99</dc:date>
    <dc:creator>Colton Phillips</dc:creator>
    <meta:editing-duration>PT00H00M42S</meta:editing-duration>
    <meta:editing-cycles>1</meta:editing-cycles>
    <meta:generator>OpenOffice.org/3.0$Win32 OpenOffice.org_project/300m15$Build-9379</meta:generator>
  </office:meta>
</office:document-meta>
</file>